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df532" officeooo:paragraph-rsid="000df532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4pt" fo:font-weight="normal" officeooo:rsid="000e7aa9" officeooo:paragraph-rsid="000e7aa9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ineering Goal</text:p>
      <text:p text:style-name="P2">New paradigm for epidemic simulation through the utilization of nested cellular automata. This model will be capable of providing accurate information regarding disease spread in large, dynamic environments. A better understanding of these interactions will lead to more informed approaches to preventative methods, like target vaccination and immigration contr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2:46:09.957077725</meta:creation-date>
    <dc:date>2015-02-10T22:08:56.613627810</dc:date>
    <meta:editing-duration>PT6M3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51" meta:character-count="380" meta:non-whitespace-character-count="331"/>
  </office:meta>
</office:document-meta>
</file>